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78aa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4" style:family="graphic" style:parent-style-name="standard">
      <style:graphic-properties draw:stroke="none" svg:stroke-width="0.001cm" draw:fill-color="#55cdff"/>
    </style:style>
    <style:style style:name="gr5" style:family="graphic" style:parent-style-name="standard">
      <style:graphic-properties svg:stroke-width="0.001cm" svg:stroke-color="#55cdff" draw:fill="none" draw:fill-color="#ffffff" fo:padding-top="-0.049cm" fo:padding-bottom="-0.049cm" fo:padding-left="-0.049cm" fo:padding-right="-0.049cm"/>
    </style:style>
    <style:style style:name="gr6" style:family="graphic" style:parent-style-name="standard">
      <style:graphic-properties draw:stroke="none" svg:stroke-width="0.001cm" draw:fill-color="#005a80"/>
    </style:style>
    <style:style style:name="gr7" style:family="graphic" style:parent-style-name="standard">
      <style:graphic-properties draw:stroke="none" svg:stroke-width="0.001cm" draw:fill-color="#0096d4"/>
    </style:style>
    <style:style style:name="gr8" style:family="graphic" style:parent-style-name="standard">
      <style:graphic-properties draw:stroke="none" svg:stroke-width="0.001cm" draw:fill-color="#00b4ff"/>
    </style:style>
    <style:style style:name="gr9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3.873cm" svg:y="-5cm"/>
          <draw:glue-point draw:id="5" svg:x="4.997cm" svg:y="-5cm"/>
          <draw:glue-point draw:id="6" svg:x="0.562cm" svg:y="-5cm"/>
          <draw:glue-point draw:id="7" svg:x="-5cm" svg:y="5cm"/>
          <draw:glue-point draw:id="8" svg:x="3.87cm" svg:y="5cm"/>
          <draw:glue-point draw:id="9" svg:x="-0.565cm" svg:y="5cm"/>
          <draw:glue-point draw:id="10" svg:x="1.285cm" svg:y="5cm"/>
          <draw:glue-point draw:id="11" svg:x="2.577cm" svg:y="5cm"/>
          <draw:glue-point draw:id="12" svg:x="-5cm" svg:y="-3.93cm"/>
          <draw:glue-point draw:id="13" svg:x="-5cm" svg:y="0.535cm"/>
          <draw:glue-point draw:id="14" svg:x="5cm" svg:y="3.849cm"/>
          <draw:glue-point draw:id="15" svg:x="5cm" svg:y="-0.575cm"/>
          <draw:glue-point draw:id="16" svg:x="0.321cm" svg:y="0.823cm"/>
          <draw:polygon draw:style-name="gr1" draw:layer="layout" svg:width="1.816cm" svg:height="1.785cm" svg:x="0cm" svg:y="0.215cm" svg:viewBox="0 0 1817 1786" draw:points="0,0 0,1786 1817,1786 1817,0">
            <text:p/>
          </draw:polygon>
          <draw:line draw:style-name="gr2" draw:layer="layout" svg:x1="0cm" svg:y1="0.215cm" svg:x2="0cm" svg:y2="2cm">
            <text:p/>
          </draw:line>
          <draw:line draw:style-name="gr3" draw:layer="layout" svg:x1="0cm" svg:y1="2cm" svg:x2="1.816cm" svg:y2="2cm">
            <text:p/>
          </draw:line>
          <draw:line draw:style-name="gr3" draw:layer="layout" svg:x1="1.816cm" svg:y1="2cm" svg:x2="1.816cm" svg:y2="0.215cm">
            <text:p/>
          </draw:line>
          <draw:line draw:style-name="gr3" draw:layer="layout" svg:x1="1.816cm" svg:y1="0.215cm" svg:x2="0cm" svg:y2="0.215cm">
            <text:p/>
          </draw:line>
          <draw:polygon draw:style-name="gr4" draw:layer="layout" svg:width="0.215cm" svg:height="0.232cm" svg:x="1.386cm" svg:y="0.875cm" svg:viewBox="0 0 216 233" draw:points="216,100 0,233 0,100 0,0">
            <text:p/>
          </draw:polygon>
          <draw:polyline draw:style-name="gr5" draw:layer="layout" svg:width="0cm" svg:height="0cm" svg:x="1.601cm" svg:y="0.975cm" svg:viewBox="0 0 0 0" draw:points="0,0">
            <text:p/>
          </draw:polyline>
          <draw:line draw:style-name="gr3" draw:layer="layout" svg:x1="1.386cm" svg:y1="1.107cm" svg:x2="1.386cm" svg:y2="0.975cm">
            <text:p/>
          </draw:line>
          <draw:line draw:style-name="gr3" draw:layer="layout" svg:x1="1.386cm" svg:y1="0.975cm" svg:x2="1.386cm" svg:y2="0.875cm">
            <text:p/>
          </draw:line>
          <draw:line draw:style-name="gr3" draw:layer="layout" svg:x1="1.386cm" svg:y1="0.875cm" svg:x2="1.396cm" svg:y2="0.885cm">
            <text:p/>
          </draw:line>
          <draw:polygon draw:style-name="gr4" draw:layer="layout" svg:width="0.924cm" svg:height="0.064cm" svg:x="0.545cm" svg:y="0.976cm" svg:viewBox="0 0 925 65" draw:points="0,65 925,65 925,0 0,0">
            <text:p/>
          </draw:polygon>
          <draw:polygon draw:style-name="gr4" draw:layer="layout" svg:width="0.215cm" svg:height="0.231cm" svg:x="1.386cm" svg:y="1.405cm" svg:viewBox="0 0 216 232" draw:points="216,116 0,232 0,116 0,0">
            <text:p/>
          </draw:polygon>
          <draw:line draw:style-name="gr5" draw:layer="layout" svg:x1="1.631cm" svg:y1="1.52cm" svg:x2="1.601cm" svg:y2="1.53cm">
            <text:p/>
          </draw:line>
          <draw:line draw:style-name="gr3" draw:layer="layout" svg:x1="1.386cm" svg:y1="1.636cm" svg:x2="1.386cm" svg:y2="1.52cm">
            <text:p/>
          </draw:line>
          <draw:line draw:style-name="gr3" draw:layer="layout" svg:x1="1.386cm" svg:y1="1.52cm" svg:x2="1.386cm" svg:y2="1.405cm">
            <text:p/>
          </draw:line>
          <draw:line draw:style-name="gr3" draw:layer="layout" svg:x1="1.386cm" svg:y1="1.404cm" svg:x2="1.388cm" svg:y2="1.406cm">
            <text:p/>
          </draw:line>
          <draw:polygon draw:style-name="gr4" draw:layer="layout" svg:width="0.924cm" svg:height="0.064cm" svg:x="0.545cm" svg:y="1.489cm" svg:viewBox="0 0 925 65" draw:points="0,0 925,0 925,65 0,65">
            <text:p/>
          </draw:polygon>
          <draw:polygon draw:style-name="gr4" draw:layer="layout" svg:width="0.214cm" svg:height="0.248cm" svg:x="0.297cm" svg:y="1.123cm" svg:viewBox="0 0 215 249" draw:points="0,133 215,0 215,133 215,249">
            <text:p/>
          </draw:polygon>
          <draw:line draw:style-name="gr5" draw:layer="layout" svg:x1="0.297cm" svg:y1="1.257cm" svg:x2="0.299cm" svg:y2="1.255cm">
            <text:p/>
          </draw:line>
          <draw:line draw:style-name="gr3" draw:layer="layout" svg:x1="0.512cm" svg:y1="1.123cm" svg:x2="0.512cm" svg:y2="1.256cm">
            <text:p/>
          </draw:line>
          <draw:line draw:style-name="gr3" draw:layer="layout" svg:x1="0.512cm" svg:y1="1.256cm" svg:x2="0.512cm" svg:y2="1.372cm">
            <text:p/>
          </draw:line>
          <draw:line draw:style-name="gr3" draw:layer="layout" svg:x1="0.512cm" svg:y1="1.371cm" svg:x2="0.51cm" svg:y2="1.371cm">
            <text:p/>
          </draw:line>
          <draw:polygon draw:style-name="gr4" draw:layer="layout" svg:width="0.924cm" svg:height="0.064cm" svg:x="0.479cm" svg:y="1.224cm" svg:viewBox="0 0 925 65" draw:points="0,0 925,0 925,65 0,65">
            <text:p/>
          </draw:polygon>
          <draw:polygon draw:style-name="gr4" draw:layer="layout" svg:width="0.214cm" svg:height="0.231cm" svg:x="0.297cm" svg:y="0.611cm" svg:viewBox="0 0 215 232" draw:points="0,116 215,0 215,116 215,232">
            <text:p/>
          </draw:polygon>
          <draw:line draw:style-name="gr5" draw:layer="layout" svg:x1="0.297cm" svg:y1="0.736cm" svg:x2="0.317cm" svg:y2="0.726cm">
            <text:p/>
          </draw:line>
          <draw:line draw:style-name="gr3" draw:layer="layout" svg:x1="0.512cm" svg:y1="0.611cm" svg:x2="0.512cm" svg:y2="0.727cm">
            <text:p/>
          </draw:line>
          <draw:line draw:style-name="gr3" draw:layer="layout" svg:x1="0.512cm" svg:y1="0.727cm" svg:x2="0.512cm" svg:y2="0.843cm">
            <text:p/>
          </draw:line>
          <draw:line draw:style-name="gr3" draw:layer="layout" svg:x1="0.53cm" svg:y1="0.852cm" svg:x2="0.51cm" svg:y2="0.842cm">
            <text:p/>
          </draw:line>
          <draw:polygon draw:style-name="gr4" draw:layer="layout" svg:width="0.924cm" svg:height="0.064cm" svg:x="0.479cm" svg:y="0.696cm" svg:viewBox="0 0 925 65" draw:points="0,0 925,0 925,65 0,65">
            <text:p/>
          </draw:polygon>
          <draw:polygon draw:style-name="gr6" draw:layer="layout" svg:width="1.817cm" svg:height="1.074cm" svg:x="0.016cm" svg:y="0.215cm" svg:viewBox="0 0 1818 1075" draw:points="198,214 611,247 759,363 991,380 1123,529 1337,578 1404,727 1536,777 1685,926 1818,1075 1818,0 0,15 0,165">
            <text:p/>
          </draw:polygon>
          <draw:polygon draw:style-name="gr7" draw:layer="layout" svg:width="1.981cm" svg:height="1.107cm" svg:x="0cm" svg:y="0.082cm" svg:viewBox="0 0 1982 1108" draw:points="264,198 610,215 760,314 991,330 1123,496 1337,529 1403,678 1535,744 1685,893 1817,1025 1883,1108 1982,0 247,0 0,132">
            <text:p/>
          </draw:polygon>
          <draw:line draw:style-name="gr2" draw:layer="layout" svg:x1="0.264cm" svg:y1="0.281cm" svg:x2="0.334cm" svg:y2="0.291cm">
            <text:p/>
          </draw:line>
          <draw:line draw:style-name="gr3" draw:layer="layout" svg:x1="0.61cm" svg:y1="0.297cm" svg:x2="0.62cm" svg:y2="0.297cm">
            <text:p/>
          </draw:line>
          <draw:line draw:style-name="gr3" draw:layer="layout" svg:x1="0.75cm" svg:y1="0.396cm" svg:x2="0.761cm" svg:y2="0.398cm">
            <text:p/>
          </draw:line>
          <draw:line draw:style-name="gr3" draw:layer="layout" svg:x1="0.99cm" svg:y1="0.412cm" svg:x2="1cm" svg:y2="0.422cm">
            <text:p/>
          </draw:line>
          <draw:line draw:style-name="gr3" draw:layer="layout" svg:x1="1.121cm" svg:y1="0.578cm" svg:x2="1.124cm" svg:y2="0.578cm">
            <text:p/>
          </draw:line>
          <draw:line draw:style-name="gr3" draw:layer="layout" svg:x1="1.337cm" svg:y1="0.611cm" svg:x2="1.347cm" svg:y2="0.621cm">
            <text:p/>
          </draw:line>
          <draw:line draw:style-name="gr3" draw:layer="layout" svg:x1="1.403cm" svg:y1="0.76cm" svg:x2="1.423cm" svg:y2="0.77cm">
            <text:p/>
          </draw:line>
          <draw:line draw:style-name="gr3" draw:layer="layout" svg:x1="1.535cm" svg:y1="0.826cm" svg:x2="1.535cm" svg:y2="0.836cm">
            <text:p/>
          </draw:line>
          <draw:line draw:style-name="gr3" draw:layer="layout" svg:x1="1.684cm" svg:y1="0.975cm" svg:x2="1.684cm" svg:y2="0.985cm">
            <text:p/>
          </draw:line>
          <draw:line draw:style-name="gr3" draw:layer="layout" svg:x1="1.816cm" svg:y1="1.107cm" svg:x2="1.836cm" svg:y2="1.117cm">
            <text:p/>
          </draw:line>
          <draw:line draw:style-name="gr3" draw:layer="layout" svg:x1="1.882cm" svg:y1="1.238cm" svg:x2="1.892cm" svg:y2="1.188cm">
            <text:p/>
          </draw:line>
          <draw:line draw:style-name="gr3" draw:layer="layout" svg:x1="1.982cm" svg:y1="0.082cm" svg:x2="0.248cm" svg:y2="0.082cm">
            <text:p/>
          </draw:line>
          <draw:line draw:style-name="gr3" draw:layer="layout" svg:x1="0.249cm" svg:y1="0.082cm" svg:x2="0.247cm" svg:y2="0.084cm">
            <text:p/>
          </draw:line>
          <draw:line draw:style-name="gr3" draw:layer="layout" svg:x1="0cm" svg:y1="0.214cm" svg:x2="0.002cm" svg:y2="0.216cm">
            <text:p/>
          </draw:line>
          <draw:polygon draw:style-name="gr8" draw:layer="layout" svg:width="2.047cm" svg:height="0.215cm" svg:x="0cm" svg:y="0cm" svg:viewBox="0 0 2048 216" draw:points="0,216 230,0 2048,0 1817,216">
            <text:p/>
          </draw:polygon>
          <draw:line draw:style-name="gr2" draw:layer="layout" svg:x1="0cm" svg:y1="0.216cm" svg:x2="0.002cm" svg:y2="0.214cm">
            <text:p/>
          </draw:line>
          <draw:line draw:style-name="gr3" draw:layer="layout" svg:x1="0.231cm" svg:y1="0cm" svg:x2="2.047cm" svg:y2="0cm">
            <text:p/>
          </draw:line>
          <draw:line draw:style-name="gr3" draw:layer="layout" svg:x1="2.048cm" svg:y1="0cm" svg:x2="2.046cm" svg:y2="0.002cm">
            <text:p/>
          </draw:line>
          <draw:line draw:style-name="gr3" draw:layer="layout" svg:x1="1.816cm" svg:y1="0.215cm" svg:x2="0cm" svg:y2="0.215cm">
            <text:p/>
          </draw:line>
          <draw:polygon draw:style-name="gr6" draw:layer="layout" svg:width="0.231cm" svg:height="2cm" svg:x="1.816cm" svg:y="0cm" svg:viewBox="0 0 232 2001" draw:points="0,215 232,0 232,1769 0,2001">
            <text:p/>
          </draw:polygon>
          <draw:line draw:style-name="gr2" draw:layer="layout" svg:x1="1.816cm" svg:y1="0.224cm" svg:x2="1.826cm" svg:y2="0.214cm">
            <text:p/>
          </draw:line>
          <draw:line draw:style-name="gr3" draw:layer="layout" svg:x1="2.047cm" svg:y1="0cm" svg:x2="2.047cm" svg:y2="1.769cm">
            <text:p/>
          </draw:line>
          <draw:line draw:style-name="gr3" draw:layer="layout" svg:x1="2.049cm" svg:y1="1.768cm" svg:x2="2.046cm" svg:y2="1.771cm">
            <text:p/>
          </draw:line>
          <draw:line draw:style-name="gr3" draw:layer="layout" svg:x1="1.816cm" svg:y1="2cm" svg:x2="1.816cm" svg:y2="0.215cm">
            <text:p/>
          </draw:line>
          <draw:polygon draw:style-name="gr9" draw:layer="layout" svg:width="0.693cm" svg:height="0.281cm" svg:x="0.66cm" svg:y="0.297cm" svg:viewBox="0 0 694 282" draw:points="0,49 99,115 314,132 447,282 694,282 694,83 66,83 66,0">
            <text:p/>
          </draw:polygon>
          <draw:polygon draw:style-name="gr7" draw:layer="layout" svg:width="1.288cm" svg:height="0.793cm" svg:x="0cm" svg:y="1.207cm" svg:viewBox="0 0 1289 794" draw:points="1024,744 974,677 875,545 710,462 495,380 347,314 248,181 115,82 0,0 0,181 0,794 1289,794 1040,761">
            <text:p/>
          </draw:polygon>
          <draw:line draw:style-name="gr2" draw:layer="layout" svg:x1="1.033cm" svg:y1="1.968cm" svg:x2="1.023cm" svg:y2="1.948cm">
            <text:p/>
          </draw:line>
          <draw:line draw:style-name="gr3" draw:layer="layout" svg:x1="0.983cm" svg:y1="1.884cm" svg:x2="0.973cm" svg:y2="1.884cm">
            <text:p/>
          </draw:line>
          <draw:polyline draw:style-name="gr3" draw:layer="layout" svg:width="0cm" svg:height="0cm" svg:x="0.875cm" svg:y="1.752cm" svg:viewBox="0 0 0 0" draw:points="0,0">
            <text:p/>
          </draw:polyline>
          <draw:line draw:style-name="gr3" draw:layer="layout" svg:x1="0.876cm" svg:y1="1.753cm" svg:x2="0.872cm" svg:y2="1.751cm">
            <text:p/>
          </draw:line>
          <draw:line draw:style-name="gr3" draw:layer="layout" svg:x1="0.711cm" svg:y1="1.67cm" svg:x2="0.708cm" svg:y2="1.668cm">
            <text:p/>
          </draw:line>
          <draw:line draw:style-name="gr3" draw:layer="layout" svg:x1="0.504cm" svg:y1="1.586cm" svg:x2="0.494cm" svg:y2="1.586cm">
            <text:p/>
          </draw:line>
          <draw:line draw:style-name="gr3" draw:layer="layout" svg:x1="0.348cm" svg:y1="1.522cm" svg:x2="0.346cm" svg:y2="1.52cm">
            <text:p/>
          </draw:line>
          <draw:line draw:style-name="gr3" draw:layer="layout" svg:x1="0.247cm" svg:y1="1.397cm" svg:x2="0.247cm" svg:y2="1.387cm">
            <text:p/>
          </draw:line>
          <draw:line draw:style-name="gr3" draw:layer="layout" svg:x1="0.125cm" svg:y1="1.308cm" svg:x2="0.115cm" svg:y2="1.288cm">
            <text:p/>
          </draw:line>
          <draw:line draw:style-name="gr3" draw:layer="layout" svg:x1="0cm" svg:y1="1.207cm" svg:x2="0cm" svg:y2="1.389cm">
            <text:p/>
          </draw:line>
          <draw:line draw:style-name="gr3" draw:layer="layout" svg:x1="0cm" svg:y1="1.388cm" svg:x2="0cm" svg:y2="2cm">
            <text:p/>
          </draw:line>
          <draw:line draw:style-name="gr3" draw:layer="layout" svg:x1="0cm" svg:y1="2cm" svg:x2="1.288cm" svg:y2="2cm">
            <text:p/>
          </draw:line>
          <draw:line draw:style-name="gr3" draw:layer="layout" svg:x1="1.288cm" svg:y1="1.999cm" svg:x2="1.286cm" svg:y2="1.999cm">
            <text:p/>
          </draw:line>
          <draw:polyline draw:style-name="gr3" draw:layer="layout" svg:width="0cm" svg:height="0cm" svg:x="1.039cm" svg:y="1.966cm" svg:viewBox="0 0 0 0" draw:points="0,0">
            <text:p/>
          </draw:polyline>
          <draw:polygon draw:style-name="gr9" draw:layer="layout" svg:width="0.232cm" svg:height="0.115cm" svg:x="0.082cm" svg:y="1.339cm" svg:viewBox="0 0 233 116" draw:points="233,116 0,49 116,0 182,49">
            <text:p/>
          </draw:polygon>
          <draw:polygon draw:style-name="gr9" draw:layer="layout" svg:width="0.512cm" svg:height="0.182cm" svg:x="0.445cm" svg:y="1.653cm" svg:viewBox="0 0 513 183" draw:points="347,49 248,0 0,0 0,183 513,183 480,133 447,1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LAN2LAN Switch</dc:title>
    <meta:creation-date>2011-02-07T16:44:46</meta:creation-date>
    <meta:editing-duration>P0D</meta:editing-duration>
    <meta:editing-cycles>1</meta:editing-cycles>
    <meta:document-statistic meta:object-count="74"/>
    <meta:generator>OpenOffice.org/3.3$Linux OpenOffice.org_project/330m20$Build-9567</meta:generator>
  </office:meta>
</office:document-meta>
</file>